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 style:writing-mode="lr-tb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 style:writing-mode="lr-tb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4.8" style:family="table-row">
      <style:table-row-properties style:min-row-height="1.065cm" style:keep-together="true" fo:keep-together="auto"/>
    </style:style>
    <style:style style:name="Table5" style:family="table">
      <style:table-properties style:width="15.032cm" fo:margin-left="-0.191cm" fo:margin-top="0cm" fo:margin-bottom="0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 style:writing-mode="lr-tb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 style:writing-mode="lr-tb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 style:writing-mode="lr-tb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 fo:orphans="0" fo:widows="0"/>
      <style:text-properties style:text-position="0% 100%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 fo:orphans="0" fo:widows="0"/>
      <style:text-properties fo:font-weight="bold" style:font-weight-asian="bold" style:font-weight-complex="bold"/>
    </style:style>
    <style:style style:name="P7" style:family="paragraph" style:parent-style-name="Standard" style:list-style-name="WWNum1">
      <style:paragraph-properties fo:margin-left="0cm" fo:margin-right="0cm" fo:text-indent="0cm" style:auto-text-indent="false"/>
    </style:style>
    <style:style style:name="P8" style:family="paragraph" style:parent-style-name="Standard" style:list-style-name="WWNum2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</style:style>
    <style:style style:name="P10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1" style:family="paragraph" style:parent-style-name="Standard" style:list-style-name="WWNum3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2" style:family="paragraph" style:parent-style-name="Standard" style:list-style-name="WWNum4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3" style:family="paragraph" style:parent-style-name="Standard" style:list-style-name="WWNum5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4" style:family="paragraph" style:parent-style-name="Standard" style:list-style-name="WWNum6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5" style:family="paragraph" style:parent-style-name="Standard" style:list-style-name="WWNum7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6" style:family="paragraph" style:parent-style-name="Standard" style:list-style-name="WWNum8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7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font-weight="bold" style:font-size-asian="11pt" style:font-weight-asian="bold" style:font-size-complex="11pt" style:font-weight-complex="bold"/>
    </style:style>
    <style:style style:name="T7" style:family="text">
      <style:text-properties style:text-position="0% 100%" fo:font-size="11pt" fo:language="en" fo:country="PH" style:font-size-asian="11pt" style:font-size-complex="11pt"/>
    </style:style>
    <style:style style:name="T8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2022862699921957342" text:style-name="WWNum1">
        <text:list-item>
          <text:p text:style-name="P7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8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8">The 20px height did not reflect on the element</text:span></text:p>
          </table:table-cell>
        </table:table-row>
      </table:table>
      <text:p text:style-name="P10"/>
      <text:p text:style-name="P9"><text:span text:style-name="T2">Tip: You can use the background or border properties to outline elements. For padding and margins, use your browser’s developer tool. </text:span></text:p>
      <text:p text:style-name="P10"/>
      <text:p text:style-name="P10"/>
      <text:p text:style-name="P1"/>
      <text:list xml:id="list1247167665313028270" text:style-name="WWNum2">
        <text:list-item>
          <text:p text:style-name="P8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1536622353879191580" text:style-name="WWNum3">
              <text:list-item>
                <text:p text:style-name="P11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7">Inline</text:span></text:p>
          </table:table-cell>
          <table:table-cell table:style-name="Table3.A2" office:value-type="string">
            <text:p text:style-name="P3"><text:span text:style-name="T4">&lt;strong </text:span><text:span text:style-name="T6">style="background-color: yellow"</text:span><text:span text:style-name="T4">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3201532" text:continue-numbering="true" text:style-name="WWNum3">
              <text:list-item>
                <text:p text:style-name="P11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7">Inline</text:span></text:p>
          </table:table-cell>
          <table:table-cell table:style-name="Table3.A2" office:value-type="string">
            <text:p text:style-name="P3"><text:span text:style-name="T4">&lt;input type="password" name="" </text:span><text:span text:style-name="T6">style="background-color: yellow"</text:span><text:span text:style-name="T4">&gt;</text:span></text:p>
            <text:p text:style-name="P6"><text:span text:style-name="T6"/></text:p>
          </table:table-cell>
        </table:table-row>
        <table:table-row table:style-name="Table3.1">
          <table:table-cell table:style-name="Table3.A2" office:value-type="string">
            <text:list xml:id="list33225782" text:continue-numbering="true" text:style-name="WWNum3">
              <text:list-item>
                <text:p text:style-name="P11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3"><text:span text:style-name="T4">&lt;h1 </text:span><text:span text:style-name="T6">style="background-color: yellow"</text:span><text:span text:style-name="T4">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3200191" text:continue-numbering="true" text:style-name="WWNum3">
              <text:list-item>
                <text:p text:style-name="P11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7">Inline</text:span></text:p>
          </table:table-cell>
          <table:table-cell table:style-name="Table3.A2" office:value-type="string">
            <text:p text:style-name="P3"><text:span text:style-name="T4">&lt;s </text:span><text:span text:style-name="T6">style="background-color: yellow"</text:span><text:span text:style-name="T4">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3220156" text:continue-numbering="true" text:style-name="WWNum3">
              <text:list-item>
                <text:p text:style-name="P11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5">&lt;form style="background-color: yellow"&gt;</text:p>
            <text:p text:style-name="P5"><text:tab/>I am inside a form.</text:p>
            <text:p text:style-name="P5">&lt;/form&gt;</text:p>
          </table:table-cell>
        </table:table-row>
        <table:table-row table:style-name="Table3.1">
          <table:table-cell table:style-name="Table3.A2" office:value-type="string">
            <text:list xml:id="list33224176" text:continue-numbering="true" text:style-name="WWNum3">
              <text:list-item>
                <text:p text:style-name="P11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5">&lt;blockquote style="background-color: yellow"&gt;Blockquote&lt;/blockquote&gt;</text:p>
          </table:table-cell>
        </table:table-row>
        <table:table-row table:style-name="Table3.1">
          <table:table-cell table:style-name="Table3.A2" office:value-type="string">
            <text:list xml:id="list33225223" text:continue-numbering="true" text:style-name="WWNum3">
              <text:list-item>
                <text:p text:style-name="P11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7">Inline</text:span></text:p>
          </table:table-cell>
          <table:table-cell table:style-name="Table3.A2" office:value-type="string">
            <text:p text:style-name="P5">&lt;abbr style="background-color: yellow"&gt;Abbr&lt;/abbr&gt;</text:p>
          </table:table-cell>
        </table:table-row>
        <table:table-row table:style-name="Table3.1">
          <table:table-cell table:style-name="Table3.A2" office:value-type="string">
            <text:list xml:id="list33207200" text:continue-numbering="true" text:style-name="WWNum3">
              <text:list-item>
                <text:p text:style-name="P11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5">&lt;h4 style="background-<text:soft-page-break/>color: yellow"&gt;I am a header 4&lt;/h4&gt;</text:p>
          </table:table-cell>
        </table:table-row>
        <table:table-row table:style-name="Table3.1">
          <table:table-cell table:style-name="Table3.A2" office:value-type="string">
            <text:list xml:id="list33216239" text:continue-numbering="true" text:style-name="WWNum3">
              <text:list-item>
                <text:p text:style-name="P11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5">&lt;nav style="background-color: yellow"&gt;I am Nav&lt;/nav&gt;</text:p>
          </table:table-cell>
        </table:table-row>
      </table:table>
      <text:p text:style-name="P1"/>
      <text:list xml:id="list33216419" text:continue-list="list1247167665313028270" text:style-name="WWNum2">
        <text:list-item>
          <text:p text:style-name="P8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6577436211420599397" text:style-name="WWNum4">
              <text:list-item>
                <text:p text:style-name="P12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7">Block</text:span></text:p>
          </table:table-cell>
          <table:table-cell table:style-name="Table4.A1" office:value-type="string">
            <text:p text:style-name="P3"><text:span text:style-name="T4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3211600" text:continue-numbering="true" text:style-name="WWNum4">
              <text:list-item>
                <text:p text:style-name="P12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3"><text:span text:style-name="T4">&lt;em style="width: 50px;"&gt;Hello world&lt;/em&gt; How are you?</text:span></text:p>
          </table:table-cell>
        </table:table-row>
        <table:table-row table:style-name="Table4.1">
          <table:table-cell table:style-name="Table4.A1" office:value-type="string">
            <text:list xml:id="list33219035" text:continue-numbering="true" text:style-name="WWNum4">
              <text:list-item>
                <text:p text:style-name="P12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5">&lt;ins style="width: 50px;"&gt;I am Ins&lt;/ins&gt;</text:p>
          </table:table-cell>
        </table:table-row>
        <table:table-row table:style-name="Table4.1">
          <table:table-cell table:style-name="Table4.A1" office:value-type="string">
            <text:list xml:id="list33228212" text:continue-numbering="true" text:style-name="WWNum4">
              <text:list-item>
                <text:p text:style-name="P12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5">&lt;sup style="width: 50px;"&gt;I am Sup&lt;/sup&gt;</text:p>
          </table:table-cell>
        </table:table-row>
        <table:table-row table:style-name="Table4.1">
          <table:table-cell table:style-name="Table4.A1" office:value-type="string">
            <text:list xml:id="list33222447" text:continue-numbering="true" text:style-name="WWNum4">
              <text:list-item>
                <text:p text:style-name="P12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7">Block</text:span></text:p>
          </table:table-cell>
          <table:table-cell table:style-name="Table4.A1" office:value-type="string">
            <text:p text:style-name="P5">&lt;li style="width: 50px;"&gt;Item 1&lt;/li&gt;</text:p>
          </table:table-cell>
        </table:table-row>
        <table:table-row table:style-name="Table4.1">
          <table:table-cell table:style-name="Table4.A1" office:value-type="string">
            <text:list xml:id="list33202654" text:continue-numbering="true" text:style-name="WWNum4">
              <text:list-item>
                <text:p text:style-name="P12"><text:span text:style-name="T2">dl</text:span></text:p>
              </text:list-item>
            </text:list>
          </table:table-cell>
          <table:table-cell table:style-name="Table4.A1" office:value-type="string">
            <text:p text:style-name="P3"><text:span text:style-name="T7">Block</text:span></text:p>
          </table:table-cell>
          <table:table-cell table:style-name="Table4.A1" office:value-type="string">
            <text:p text:style-name="P5">&lt;dl style="width: 50px;"&gt;Definition list&lt;/dl&gt;</text:p>
          </table:table-cell>
        </table:table-row>
        <table:table-row table:style-name="Table4.8">
          <table:table-cell table:style-name="Table4.A1" office:value-type="string">
            <text:list xml:id="list33206758" text:continue-numbering="true" text:style-name="WWNum4">
              <text:list-item>
                <text:p text:style-name="P12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5">&lt;input type="email" name="" style="width: 50px;"&gt;&lt;br&gt;</text:p>
          </table:table-cell>
        </table:table-row>
        <table:table-row table:style-name="Table4.1">
          <table:table-cell table:style-name="Table4.A1" office:value-type="string">
            <text:list xml:id="list33220930" text:continue-numbering="true" text:style-name="WWNum4">
              <text:list-item>
                <text:p text:style-name="P12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5">&lt;select style="width: 50px;"&gt;</text:p>
            <text:p text:style-name="P5"><text:tab/>&lt;option&gt;Option 1&lt;/option&gt;</text:p>
            <text:p text:style-name="P5"><text:tab/>&lt;option&gt;Option 2&lt;/option&gt;</text:p>
            <text:p text:style-name="P5">&lt;/select&gt;</text:p>
          </table:table-cell>
        </table:table-row>
        <table:table-row table:style-name="Table4.1">
          <table:table-cell table:style-name="Table4.A1" office:value-type="string">
            <text:list xml:id="list33205700" text:continue-numbering="true" text:style-name="WWNum4">
              <text:list-item>
                <text:p text:style-name="P12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7">Block</text:span></text:p>
          </table:table-cell>
          <table:table-cell table:style-name="Table4.A1" office:value-type="string">
            <text:p text:style-name="P5">&lt;footer style="width: 50px;"&gt;I am Footer&lt;/footer&gt;</text:p>
          </table:table-cell>
        </table:table-row>
      </table:table>
      <text:p text:style-name="P1"/>
      <text:p text:style-name="P1"/>
      <text:p text:style-name="P1"/>
      <text:p text:style-name="P17"/>
      <text:list xml:id="list33226156" text:continue-list="list33216419" text:style-name="WWNum2">
        <text:list-item>
          <text:p text:style-name="P8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8939865284685451450" text:style-name="WWNum5">
              <text:list-item>
                <text:p text:style-name="P13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5">&lt;header style="height: 100px"&gt;I am a header&lt;/header&gt;</text:p>
          </table:table-cell>
        </table:table-row>
        <table:table-row table:style-name="Table5.1">
          <table:table-cell table:style-name="Table5.A1" office:value-type="string">
            <text:list xml:id="list33218070" text:continue-numbering="true" text:style-name="WWNum5">
              <text:list-item>
                <text:p text:style-name="P13"><text:span text:style-name="T2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span style="height: 50px"&gt;This is span&lt;/span&gt;</text:p>
          </table:table-cell>
        </table:table-row>
        <table:table-row table:style-name="Table5.1">
          <table:table-cell table:style-name="Table5.A1" office:value-type="string">
            <text:list xml:id="list33198882" text:continue-numbering="true" text:style-name="WWNum5">
              <text:list-item>
                <text:p text:style-name="P13"><text:span text:style-name="T2">a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a href="#" style="height: 50px"&gt;I am a link&lt;/a&gt;</text:p>
          </table:table-cell>
        </table:table-row>
        <table:table-row table:style-name="Table5.1">
          <table:table-cell table:style-name="Table5.A1" office:value-type="string">
            <text:list xml:id="list33217809" text:continue-numbering="true" text:style-name="WWNum5">
              <text:list-item>
                <text:p text:style-name="P13"><text:span text:style-name="T2">butto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button style="height: 50px"&gt;I am a button&lt;/button&gt;</text:p>
          </table:table-cell>
        </table:table-row>
        <table:table-row table:style-name="Table5.1">
          <table:table-cell table:style-name="Table5.A1" office:value-type="string">
            <text:list xml:id="list33210433" text:continue-numbering="true" text:style-name="WWNum5">
              <text:list-item>
                <text:p text:style-name="P13"><text:span text:style-name="T2">img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img src="https://lorempixel.com/30/30/" style="height: 50px"&gt;</text:p>
          </table:table-cell>
        </table:table-row>
        <table:table-row table:style-name="Table5.1">
          <table:table-cell table:style-name="Table5.A1" office:value-type="string">
            <text:list xml:id="list33201964" text:continue-numbering="true" text:style-name="WWNum5">
              <text:list-item>
                <text:p text:style-name="P13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input type="checkbox" name="Checkbox" <text:soft-page-break/>style="height: 50px"&gt;</text:p>
          </table:table-cell>
        </table:table-row>
        <table:table-row table:style-name="Table5.1">
          <table:table-cell table:style-name="Table5.A1" office:value-type="string">
            <text:list xml:id="list33212076" text:continue-numbering="true" text:style-name="WWNum5">
              <text:list-item>
                <text:p text:style-name="P13"><text:span text:style-name="T2">sub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sub style="height: 50px"&gt;I am sub&lt;/sub&gt;</text:p>
          </table:table-cell>
        </table:table-row>
        <table:table-row table:style-name="Table5.1">
          <table:table-cell table:style-name="Table5.A1" office:value-type="string">
            <text:list xml:id="list33204836" text:continue-numbering="true" text:style-name="WWNum5">
              <text:list-item>
                <text:p text:style-name="P13"><text:span text:style-name="T2">fieldset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5">&lt;fieldset style="height: 50px"&gt;I am a fieldset&lt;/fieldset&gt;</text:p>
          </table:table-cell>
        </table:table-row>
      </table:table>
      <text:p text:style-name="P1"/>
      <text:p text:style-name="P1"/>
      <text:list xml:id="list33209280" text:continue-list="list33226156" text:style-name="WWNum2">
        <text:list-item>
          <text:p text:style-name="P8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2262129742120544839" text:style-name="WWNum6">
              <text:list-item>
                <text:p text:style-name="P14"><text:span text:style-name="T2">h5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5">&lt;h5 style="height: 50px"&gt;I am heading 5&lt;/h5&gt;</text:p>
          </table:table-cell>
        </table:table-row>
        <table:table-row table:style-name="Table6.1">
          <table:table-cell table:style-name="Table6.A1" office:value-type="string">
            <text:list xml:id="list33206414" text:continue-numbering="true" text:style-name="WWNum6">
              <text:list-item>
                <text:p text:style-name="P14"><text:span text:style-name="T2">q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5">&lt;q style="height: 50px"&gt;I am q&lt;/q&gt;</text:p>
          </table:table-cell>
        </table:table-row>
        <table:table-row table:style-name="Table6.1">
          <table:table-cell table:style-name="Table6.A1" office:value-type="string">
            <text:list xml:id="list33225778" text:continue-numbering="true" text:style-name="WWNum6">
              <text:list-item>
                <text:p text:style-name="P14"><text:span text:style-name="T2">de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5">&lt;del style="height: 50px"&gt;I am del&lt;/del&gt;</text:p>
          </table:table-cell>
        </table:table-row>
        <table:table-row table:style-name="Table6.1">
          <table:table-cell table:style-name="Table6.A1" office:value-type="string">
            <text:list xml:id="list33221906" text:continue-numbering="true" text:style-name="WWNum6">
              <text:list-item>
                <text:p text:style-name="P14"><text:span text:style-name="T2">asid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5">&lt;aside style="height: 50px"&gt;I am aside&lt;/aside&gt;</text:p>
          </table:table-cell>
        </table:table-row>
        <table:table-row table:style-name="Table6.1">
          <table:table-cell table:style-name="Table6.A1" office:value-type="string">
            <text:list xml:id="list33220922" text:continue-numbering="true" text:style-name="WWNum6">
              <text:list-item>
                <text:p text:style-name="P14"><text:span text:style-name="T2">figur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5">&lt;figure style="height: 50px"&gt;I am figure&lt;/figure&gt;</text:p>
          </table:table-cell>
        </table:table-row>
        <table:table-row table:style-name="Table6.1">
          <table:table-cell table:style-name="Table6.A1" office:value-type="string">
            <text:list xml:id="list33221078" text:continue-numbering="true" text:style-name="WWNum6">
              <text:list-item>
                <text:p text:style-name="P14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5">&lt;input type="submit" name="" style="height: 50px"&gt;</text:p>
          </table:table-cell>
        </table:table-row>
        <table:table-row table:style-name="Table6.1">
          <table:table-cell table:style-name="Table6.A1" office:value-type="string">
            <text:list xml:id="list33203322" text:continue-numbering="true" text:style-name="WWNum6">
              <text:list-item>
                <text:p text:style-name="P14"><text:span text:style-name="T2">h3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5">&lt;h3 style="height: 50px"&gt;I am heading 3&lt;/h3&gt;</text:p>
          </table:table-cell>
        </table:table-row>
        <table:table-row table:style-name="Table6.1">
          <table:table-cell table:style-name="Table6.A1" office:value-type="string">
            <text:list xml:id="list33205273" text:continue-numbering="true" text:style-name="WWNum6">
              <text:list-item>
                <text:p text:style-name="P14"><text:span text:style-name="T2">smal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5">&lt;small style="height: 50px"&gt;I am small but terrible&lt;/small&gt;</text:p>
          </table:table-cell>
        </table:table-row>
      </table:table>
      <text:p text:style-name="P1"/>
      <text:p text:style-name="P17"/>
      <text:list xml:id="list33220551" text:continue-list="list33209280" text:style-name="WWNum2">
        <text:list-item>
          <text:p text:style-name="P8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7085209116180883358" text:style-name="WWNum7">
              <text:list-item>
                <text:p text:style-name="P15"><text:span text:style-name="T2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5">&lt;h6 style="padding:50px"&gt;I am heading 6&lt;/h6&gt;</text:p>
          </table:table-cell>
        </table:table-row>
        <table:table-row table:style-name="Table7.1">
          <table:table-cell table:style-name="Table7.A1" office:value-type="string">
            <text:list xml:id="list33198480" text:continue-numbering="true" text:style-name="WWNum7">
              <text:list-item>
                <text:p text:style-name="P15"><text:span text:style-name="T2">o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5">&lt;ol style="padding:50px"&gt;Item 1&lt;/ol&gt;</text:p>
          </table:table-cell>
        </table:table-row>
        <table:table-row table:style-name="Table7.1">
          <table:table-cell table:style-name="Table7.A1" office:value-type="string">
            <text:list xml:id="list33210482" text:continue-numbering="true" text:style-name="WWNum7">
              <text:list-item>
                <text:p text:style-name="P15"><text:span text:style-name="T2">hr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5">&lt;hr&gt;</text:p>
          </table:table-cell>
        </table:table-row>
        <table:table-row table:style-name="Table7.1">
          <table:table-cell table:style-name="Table7.A1" office:value-type="string">
            <text:list xml:id="list33203973" text:continue-numbering="true" text:style-name="WWNum7">
              <text:list-item>
                <text:p text:style-name="P15"><text:span text:style-name="T2">p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5">&lt;p style="padding:50px"&gt;I am a paragraph&lt;/p&gt;</text:p>
          </table:table-cell>
        </table:table-row>
        <table:table-row table:style-name="Table7.1">
          <table:table-cell table:style-name="Table7.A1" office:value-type="string">
            <text:list xml:id="list33223125" text:continue-numbering="true" text:style-name="WWNum7">
              <text:list-item>
                <text:p text:style-name="P15"><text:span text:style-name="T2">div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5">&lt;div style="padding:50px"&gt;I am div&lt;/div&gt;</text:p>
          </table:table-cell>
        </table:table-row>
        <table:table-row table:style-name="Table7.1">
          <table:table-cell table:style-name="Table7.A1" office:value-type="string">
            <text:list xml:id="list33213759" text:continue-numbering="true" text:style-name="WWNum7">
              <text:list-item>
                <text:p text:style-name="P15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5">&lt;input type="number" name=""&gt;</text:p>
          </table:table-cell>
        </table:table-row>
        <table:table-row table:style-name="Table7.1">
          <table:table-cell table:style-name="Table7.A1" office:value-type="string">
            <text:list xml:id="list33202463" text:continue-numbering="true" text:style-name="WWNum7">
              <text:list-item>
                <text:p text:style-name="P15"><text:span text:style-name="T2">u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5"><text:bookmark text:name="_GoBack"/>&lt;ul style="padding:50px"&gt;Item 1&lt;/ul&gt;</text:p>
          </table:table-cell>
        </table:table-row>
        <table:table-row table:style-name="Table7.1">
          <table:table-cell table:style-name="Table7.A1" office:value-type="string">
            <text:list xml:id="list33220112" text:continue-numbering="true" text:style-name="WWNum7">
              <text:list-item>
                <text:p text:style-name="P15"><text:span text:style-name="T2">table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5">&lt;table style="padding:50px"&gt;</text:p>
            <text:p text:style-name="P5"><text:tab/>&lt;tr&gt;</text:p>
            <text:p text:style-name="P5"><text:tab/><text:tab/>&lt;td&gt;Data 1&lt;/td&gt;</text:p>
            <text:p text:style-name="P5"><text:tab/>&lt;/tr&gt;</text:p>
            <text:p text:style-name="P5">&lt;/table&gt;</text:p>
          </table:table-cell>
        </table:table-row>
      </table:table>
      <text:p text:style-name="P17"/>
      <text:list xml:id="list33209535" text:continue-list="list33220551" text:style-name="WWNum2">
        <text:list-item>
          <text:p text:style-name="P8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ext:soft-page-break/>
        <table:table-row table:style-name="Table8.1">
          <table:table-cell table:style-name="Table8.A2" office:value-type="string">
            <text:list xml:id="list4031557656550277326" text:style-name="WWNum8">
              <text:list-item>
                <text:p text:style-name="P16"><text:span text:style-name="T2">dt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5">&lt;dt style="margin: 100px"&gt;I am dt&lt;/dt&gt;</text:p>
          </table:table-cell>
        </table:table-row>
        <table:table-row table:style-name="Table8.1">
          <table:table-cell table:style-name="Table8.A2" office:value-type="string">
            <text:list xml:id="list33215139" text:continue-numbering="true" text:style-name="WWNum8">
              <text:list-item>
                <text:p text:style-name="P16"><text:span text:style-name="T2">dd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5">&lt;dd style="margin: 100px"&gt;I am dd&lt;/dd&gt;</text:p>
          </table:table-cell>
        </table:table-row>
        <table:table-row table:style-name="Table8.1">
          <table:table-cell table:style-name="Table8.A2" office:value-type="string">
            <text:list xml:id="list33219544" text:continue-numbering="true" text:style-name="WWNum8">
              <text:list-item>
                <text:p text:style-name="P16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5">&lt;input type="radio" name="" style="margin: 100px"&gt;</text:p>
          </table:table-cell>
        </table:table-row>
        <table:table-row table:style-name="Table8.1">
          <table:table-cell table:style-name="Table8.A2" office:value-type="string">
            <text:list xml:id="list33199501" text:continue-numbering="true" text:style-name="WWNum8">
              <text:list-item>
                <text:p text:style-name="P16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5">&lt;textarea style="margin: 100px"&gt;&lt;/textarea&gt;</text:p>
          </table:table-cell>
        </table:table-row>
        <table:table-row table:style-name="Table8.1">
          <table:table-cell table:style-name="Table8.A2" office:value-type="string">
            <text:list xml:id="list33224354" text:continue-numbering="true" text:style-name="WWNum8">
              <text:list-item>
                <text:p text:style-name="P16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5">&lt;input type="text" name="" style="margin: 100px"&gt;</text:p>
          </table:table-cell>
        </table:table-row>
        <table:table-row table:style-name="Table8.1">
          <table:table-cell table:style-name="Table8.A2" office:value-type="string">
            <text:list xml:id="list33209911" text:continue-numbering="true" text:style-name="WWNum8">
              <text:list-item>
                <text:p text:style-name="P16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5">&lt;input type="file" name="" style="margin: 100px"&gt;</text:p>
          </table:table-cell>
        </table:table-row>
        <table:table-row table:style-name="Table8.1">
          <table:table-cell table:style-name="Table8.A2" office:value-type="string">
            <text:list xml:id="list33226417" text:continue-numbering="true" text:style-name="WWNum8">
              <text:list-item>
                <text:p text:style-name="P16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5">&lt;article style="margin: 100px"&gt;I am article&lt;/article&gt;</text:p>
          </table:table-cell>
        </table:table-row>
        <table:table-row table:style-name="Table8.1">
          <table:table-cell table:style-name="Table8.A2" office:value-type="string">
            <text:list xml:id="list33206406" text:continue-numbering="true" text:style-name="WWNum8">
              <text:list-item>
                <text:p text:style-name="P16"><text:span text:style-name="T2">figcaption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5">&lt;figcaption style="margin: 100px"&gt;I am figcaption&lt;/figcaption&gt;</text:p>
          </table:table-cell>
        </table:table-row>
        <table:table-row table:style-name="Table8.1">
          <table:table-cell table:style-name="Table8.A2" office:value-type="string">
            <text:list xml:id="list33216107" text:continue-numbering="true" text:style-name="WWNum8">
              <text:list-item>
                <text:p text:style-name="P16"><text:span text:style-name="T2">label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5">&lt;label style="margin: 100px"&gt;I am label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PH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PH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3:02:59.10</dc:date>
    <meta:generator>OpenOffice/4.1.2$Win32 OpenOffice.org_project/412m3$Build-9782</meta:generator>
    <meta:editing-duration>PT2H4M37S</meta:editing-duration>
    <meta:editing-cycles>3</meta:editing-cycles>
    <meta:document-statistic meta:table-count="8" meta:image-count="0" meta:object-count="0" meta:page-count="4" meta:paragraph-count="206" meta:word-count="634" meta:character-count="4432"/>
    <meta:user-defined meta:name="LinksUpToDate" meta:value-type="boolean">false</meta:user-defined>
    <meta:user-defined meta:name="ScaleCrop" meta:value-type="boolean">false</meta:user-defined>
  </office:meta>
</office:document-meta>
</file>